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INT_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</table:table-row>
        <table:table-row table:style-name="ro1">
          <table:table-cell office:value-type="float" office:value="-36.16" calcext:value-type="float">
            <text:p>-36.16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-36.06" calcext:value-type="float">
            <text:p>-36.06</text:p>
          </table:table-cell>
          <table:table-cell office:value-type="float" office:value="4.653" calcext:value-type="float">
            <text:p>4.653</text:p>
          </table:table-cell>
        </table:table-row>
        <table:table-row table:style-name="ro1">
          <table:table-cell office:value-type="float" office:value="-35.96" calcext:value-type="float">
            <text:p>-35.96</text:p>
          </table:table-cell>
          <table:table-cell office:value-type="float" office:value="4.671" calcext:value-type="float">
            <text:p>4.671</text:p>
          </table:table-cell>
        </table:table-row>
        <table:table-row table:style-name="ro1">
          <table:table-cell office:value-type="float" office:value="-35.86" calcext:value-type="float">
            <text:p>-35.86</text:p>
          </table:table-cell>
          <table:table-cell office:value-type="float" office:value="4.696" calcext:value-type="float">
            <text:p>4.696</text:p>
          </table:table-cell>
        </table:table-row>
        <table:table-row table:style-name="ro1">
          <table:table-cell office:value-type="float" office:value="-35.76" calcext:value-type="float">
            <text:p>-35.76</text:p>
          </table:table-cell>
          <table:table-cell office:value-type="float" office:value="4.671" calcext:value-type="float">
            <text:p>4.671</text:p>
          </table:table-cell>
        </table:table-row>
        <table:table-row table:style-name="ro1">
          <table:table-cell office:value-type="float" office:value="-35.66" calcext:value-type="float">
            <text:p>-35.66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-35.56" calcext:value-type="float">
            <text:p>-35.5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35.46" calcext:value-type="float">
            <text:p>-35.46</text:p>
          </table:table-cell>
          <table:table-cell office:value-type="float" office:value="4.628" calcext:value-type="float">
            <text:p>4.628</text:p>
          </table:table-cell>
        </table:table-row>
        <table:table-row table:style-name="ro1">
          <table:table-cell office:value-type="float" office:value="-35.36" calcext:value-type="float">
            <text:p>-35.3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35.26" calcext:value-type="float">
            <text:p>-35.26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-35.16" calcext:value-type="float">
            <text:p>-35.16</text:p>
          </table:table-cell>
          <table:table-cell office:value-type="float" office:value="4.628" calcext:value-type="float">
            <text:p>4.628</text:p>
          </table:table-cell>
        </table:table-row>
        <table:table-row table:style-name="ro1">
          <table:table-cell office:value-type="float" office:value="-35.06" calcext:value-type="float">
            <text:p>-35.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-34.96" calcext:value-type="float">
            <text:p>-34.9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-34.86" calcext:value-type="float">
            <text:p>-34.86</text:p>
          </table:table-cell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34.76" calcext:value-type="float">
            <text:p>-34.76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34.66" calcext:value-type="float">
            <text:p>-34.66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34.56" calcext:value-type="float">
            <text:p>-34.56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-34.46" calcext:value-type="float">
            <text:p>-34.46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34.36" calcext:value-type="float">
            <text:p>-34.3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-34.26" calcext:value-type="float">
            <text:p>-34.2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-34.16" calcext:value-type="float">
            <text:p>-34.1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34.06" calcext:value-type="float">
            <text:p>-34.06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33.96" calcext:value-type="float">
            <text:p>-33.96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-33.86" calcext:value-type="float">
            <text:p>-33.8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33.76" calcext:value-type="float">
            <text:p>-33.7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33.66" calcext:value-type="float">
            <text:p>-33.6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-33.56" calcext:value-type="float">
            <text:p>-33.5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33.46" calcext:value-type="float">
            <text:p>-33.4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33.36" calcext:value-type="float">
            <text:p>-33.3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33.26" calcext:value-type="float">
            <text:p>-33.2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33.16" calcext:value-type="float">
            <text:p>-33.16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-33.06" calcext:value-type="float">
            <text:p>-33.06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-32.96" calcext:value-type="float">
            <text:p>-32.9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-32.86" calcext:value-type="float">
            <text:p>-32.8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-32.76" calcext:value-type="float">
            <text:p>-32.7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2.66" calcext:value-type="float">
            <text:p>-32.6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-32.56" calcext:value-type="float">
            <text:p>-32.56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-32.46" calcext:value-type="float">
            <text:p>-32.4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2.36" calcext:value-type="float">
            <text:p>-32.3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2.26" calcext:value-type="float">
            <text:p>-32.2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2.16" calcext:value-type="float">
            <text:p>-32.1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2.06" calcext:value-type="float">
            <text:p>-32.0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31.96" calcext:value-type="float">
            <text:p>-31.96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-31.86" calcext:value-type="float">
            <text:p>-31.86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-31.76" calcext:value-type="float">
            <text:p>-31.7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31.66" calcext:value-type="float">
            <text:p>-31.6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31.56" calcext:value-type="float">
            <text:p>-31.56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-31.46" calcext:value-type="float">
            <text:p>-31.4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31.36" calcext:value-type="float">
            <text:p>-31.3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-31.26" calcext:value-type="float">
            <text:p>-31.2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31.16" calcext:value-type="float">
            <text:p>-31.1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-31.06" calcext:value-type="float">
            <text:p>-31.0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-30.96" calcext:value-type="float">
            <text:p>-30.96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-30.86" calcext:value-type="float">
            <text:p>-30.86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-30.76" calcext:value-type="float">
            <text:p>-30.7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-30.66" calcext:value-type="float">
            <text:p>-30.66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-30.56" calcext:value-type="float">
            <text:p>-30.5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30.46" calcext:value-type="float">
            <text:p>-30.4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30.36" calcext:value-type="float">
            <text:p>-30.3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-30.26" calcext:value-type="float">
            <text:p>-30.2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30.16" calcext:value-type="float">
            <text:p>-30.1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-30.06" calcext:value-type="float">
            <text:p>-30.06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-29.96" calcext:value-type="float">
            <text:p>-29.96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-29.86" calcext:value-type="float">
            <text:p>-29.8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-29.76" calcext:value-type="float">
            <text:p>-29.7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29.66" calcext:value-type="float">
            <text:p>-29.6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29.56" calcext:value-type="float">
            <text:p>-29.56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-29.46" calcext:value-type="float">
            <text:p>-29.4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29.36" calcext:value-type="float">
            <text:p>-29.36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-29.26" calcext:value-type="float">
            <text:p>-29.2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29.16" calcext:value-type="float">
            <text:p>-29.16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-29.06" calcext:value-type="float">
            <text:p>-29.0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28.96" calcext:value-type="float">
            <text:p>-28.96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-28.86" calcext:value-type="float">
            <text:p>-28.8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28.76" calcext:value-type="float">
            <text:p>-28.76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-28.66" calcext:value-type="float">
            <text:p>-28.6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-28.56" calcext:value-type="float">
            <text:p>-28.56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-28.46" calcext:value-type="float">
            <text:p>-28.4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8.36" calcext:value-type="float">
            <text:p>-28.3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8.26" calcext:value-type="float">
            <text:p>-28.2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8.16" calcext:value-type="float">
            <text:p>-28.1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8.06" calcext:value-type="float">
            <text:p>-28.06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-27.96" calcext:value-type="float">
            <text:p>-27.9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7.86" calcext:value-type="float">
            <text:p>-27.86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-27.76" calcext:value-type="float">
            <text:p>-27.7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27.66" calcext:value-type="float">
            <text:p>-27.66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-27.56" calcext:value-type="float">
            <text:p>-27.56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-27.46" calcext:value-type="float">
            <text:p>-27.46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-27.36" calcext:value-type="float">
            <text:p>-27.3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27.26" calcext:value-type="float">
            <text:p>-27.2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27.16" calcext:value-type="float">
            <text:p>-27.16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-27.06" calcext:value-type="float">
            <text:p>-27.06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-26.96" calcext:value-type="float">
            <text:p>-26.96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-26.86" calcext:value-type="float">
            <text:p>-26.86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-26.76" calcext:value-type="float">
            <text:p>-26.7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-26.66" calcext:value-type="float">
            <text:p>-26.6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26.56" calcext:value-type="float">
            <text:p>-26.56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-26.46" calcext:value-type="float">
            <text:p>-26.46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 office:value-type="float" office:value="-26.36" calcext:value-type="float">
            <text:p>-26.3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-26.26" calcext:value-type="float">
            <text:p>-26.2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-26.16" calcext:value-type="float">
            <text:p>-26.1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26.06" calcext:value-type="float">
            <text:p>-26.0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25.96" calcext:value-type="float">
            <text:p>-25.9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-25.86" calcext:value-type="float">
            <text:p>-25.8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25.76" calcext:value-type="float">
            <text:p>-25.76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float" office:value="-25.66" calcext:value-type="float">
            <text:p>-25.6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25.56" calcext:value-type="float">
            <text:p>-25.5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-25.46" calcext:value-type="float">
            <text:p>-25.46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-25.36" calcext:value-type="float">
            <text:p>-25.36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-25.26" calcext:value-type="float">
            <text:p>-25.2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5.16" calcext:value-type="float">
            <text:p>-25.16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-25.06" calcext:value-type="float">
            <text:p>-25.0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4.96" calcext:value-type="float">
            <text:p>-24.96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-24.86" calcext:value-type="float">
            <text:p>-24.86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-24.76" calcext:value-type="float">
            <text:p>-24.7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24.66" calcext:value-type="float">
            <text:p>-24.6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4.56" calcext:value-type="float">
            <text:p>-24.5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4.46" calcext:value-type="float">
            <text:p>-24.4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24.36" calcext:value-type="float">
            <text:p>-24.3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24.26" calcext:value-type="float">
            <text:p>-24.2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24.16" calcext:value-type="float">
            <text:p>-24.16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-24.06" calcext:value-type="float">
            <text:p>-24.06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-23.96" calcext:value-type="float">
            <text:p>-23.9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23.86" calcext:value-type="float">
            <text:p>-23.86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-23.76" calcext:value-type="float">
            <text:p>-23.7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23.66" calcext:value-type="float">
            <text:p>-23.6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23.56" calcext:value-type="float">
            <text:p>-23.56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-23.46" calcext:value-type="float">
            <text:p>-23.46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-23.36" calcext:value-type="float">
            <text:p>-23.36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-23.26" calcext:value-type="float">
            <text:p>-23.26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-23.16" calcext:value-type="float">
            <text:p>-23.16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-23.06" calcext:value-type="float">
            <text:p>-23.06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-22.96" calcext:value-type="float">
            <text:p>-22.9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-22.86" calcext:value-type="float">
            <text:p>-22.86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-22.76" calcext:value-type="float">
            <text:p>-22.76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-22.66" calcext:value-type="float">
            <text:p>-22.66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-22.56" calcext:value-type="float">
            <text:p>-22.56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-22.46" calcext:value-type="float">
            <text:p>-22.4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-22.36" calcext:value-type="float">
            <text:p>-22.36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-22.26" calcext:value-type="float">
            <text:p>-22.26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-22.16" calcext:value-type="float">
            <text:p>-22.16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-22.06" calcext:value-type="float">
            <text:p>-22.0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-21.96" calcext:value-type="float">
            <text:p>-21.9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-21.86" calcext:value-type="float">
            <text:p>-21.8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-21.76" calcext:value-type="float">
            <text:p>-21.7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-21.66" calcext:value-type="float">
            <text:p>-21.66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-21.56" calcext:value-type="float">
            <text:p>-21.56</text:p>
          </table:table-cell>
          <table:table-cell office:value-type="float" office:value="2.959" calcext:value-type="float">
            <text:p>2.959</text:p>
          </table:table-cell>
        </table:table-row>
        <table:table-row table:style-name="ro1">
          <table:table-cell office:value-type="float" office:value="-21.46" calcext:value-type="float">
            <text:p>-21.46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-21.36" calcext:value-type="float">
            <text:p>-21.36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-21.26" calcext:value-type="float">
            <text:p>-21.26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1">
          <table:table-cell office:value-type="float" office:value="-21.16" calcext:value-type="float">
            <text:p>-21.1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-21.06" calcext:value-type="float">
            <text:p>-21.06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-20.96" calcext:value-type="float">
            <text:p>-20.96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-20.86" calcext:value-type="float">
            <text:p>-20.86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-20.76" calcext:value-type="float">
            <text:p>-20.76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-20.66" calcext:value-type="float">
            <text:p>-20.66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-20.56" calcext:value-type="float">
            <text:p>-20.5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-20.46" calcext:value-type="float">
            <text:p>-20.4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-20.36" calcext:value-type="float">
            <text:p>-20.36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-20.26" calcext:value-type="float">
            <text:p>-20.26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-20.16" calcext:value-type="float">
            <text:p>-20.16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-20.06" calcext:value-type="float">
            <text:p>-20.0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-19.96" calcext:value-type="float">
            <text:p>-19.96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float" office:value="-19.86" calcext:value-type="float">
            <text:p>-19.86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-19.76" calcext:value-type="float">
            <text:p>-19.76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-19.66" calcext:value-type="float">
            <text:p>-19.6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-19.56" calcext:value-type="float">
            <text:p>-19.5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-19.46" calcext:value-type="float">
            <text:p>-19.4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-19.36" calcext:value-type="float">
            <text:p>-19.36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-19.26" calcext:value-type="float">
            <text:p>-19.26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-19.16" calcext:value-type="float">
            <text:p>-19.16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float" office:value="-19.06" calcext:value-type="float">
            <text:p>-19.0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-18.96" calcext:value-type="float">
            <text:p>-18.96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-18.86" calcext:value-type="float">
            <text:p>-18.86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 office:value-type="float" office:value="-18.76" calcext:value-type="float">
            <text:p>-18.76</text:p>
          </table:table-cell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float" office:value="-18.66" calcext:value-type="float">
            <text:p>-18.66</text:p>
          </table:table-cell>
          <table:table-cell office:value-type="float" office:value="3.721" calcext:value-type="float">
            <text:p>3.721</text:p>
          </table:table-cell>
        </table:table-row>
        <table:table-row table:style-name="ro1">
          <table:table-cell office:value-type="float" office:value="-18.56" calcext:value-type="float">
            <text:p>-18.56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-18.46" calcext:value-type="float">
            <text:p>-18.46</text:p>
          </table:table-cell>
          <table:table-cell office:value-type="float" office:value="3.659" calcext:value-type="float">
            <text:p>3.659</text:p>
          </table:table-cell>
        </table:table-row>
        <table:table-row table:style-name="ro1">
          <table:table-cell office:value-type="float" office:value="-18.36" calcext:value-type="float">
            <text:p>-18.36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-18.26" calcext:value-type="float">
            <text:p>-18.26</text:p>
          </table:table-cell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float" office:value="-18.16" calcext:value-type="float">
            <text:p>-18.16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-18.06" calcext:value-type="float">
            <text:p>-18.06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-17.96" calcext:value-type="float">
            <text:p>-17.96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-17.86" calcext:value-type="float">
            <text:p>-17.86</text:p>
          </table:table-cell>
          <table:table-cell office:value-type="float" office:value="3.659" calcext:value-type="float">
            <text:p>3.659</text:p>
          </table:table-cell>
        </table:table-row>
        <table:table-row table:style-name="ro1">
          <table:table-cell office:value-type="float" office:value="-17.76" calcext:value-type="float">
            <text:p>-17.7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7.66" calcext:value-type="float">
            <text:p>-17.6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7.56" calcext:value-type="float">
            <text:p>-17.56</text:p>
          </table:table-cell>
          <table:table-cell office:value-type="float" office:value="3.965" calcext:value-type="float">
            <text:p>3.965</text:p>
          </table:table-cell>
        </table:table-row>
        <table:table-row table:style-name="ro1">
          <table:table-cell office:value-type="float" office:value="-17.46" calcext:value-type="float">
            <text:p>-17.46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-17.36" calcext:value-type="float">
            <text:p>-17.36</text:p>
          </table:table-cell>
          <table:table-cell office:value-type="float" office:value="3.965" calcext:value-type="float">
            <text:p>3.965</text:p>
          </table:table-cell>
        </table:table-row>
        <table:table-row table:style-name="ro1">
          <table:table-cell office:value-type="float" office:value="-17.26" calcext:value-type="float">
            <text:p>-17.26</text:p>
          </table:table-cell>
          <table:table-cell office:value-type="float" office:value="3.959" calcext:value-type="float">
            <text:p>3.959</text:p>
          </table:table-cell>
        </table:table-row>
        <table:table-row table:style-name="ro1">
          <table:table-cell office:value-type="float" office:value="-17.16" calcext:value-type="float">
            <text:p>-17.1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7.06" calcext:value-type="float">
            <text:p>-17.0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3.959" calcext:value-type="float">
            <text:p>3.959</text:p>
          </table:table-cell>
        </table:table-row>
        <table:table-row table:style-name="ro1">
          <table:table-cell office:value-type="float" office:value="-16.86" calcext:value-type="float">
            <text:p>-16.8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6.76" calcext:value-type="float">
            <text:p>-16.7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-16.66" calcext:value-type="float">
            <text:p>-16.66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-16.56" calcext:value-type="float">
            <text:p>-16.56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-16.46" calcext:value-type="float">
            <text:p>-16.46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-16.36" calcext:value-type="float">
            <text:p>-16.36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float" office:value="-16.26" calcext:value-type="float">
            <text:p>-16.26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-16.16" calcext:value-type="float">
            <text:p>-16.16</text:p>
          </table:table-cell>
          <table:table-cell office:value-type="float" office:value="4.196" calcext:value-type="float">
            <text:p>4.196</text:p>
          </table:table-cell>
        </table:table-row>
        <table:table-row table:style-name="ro1">
          <table:table-cell office:value-type="float" office:value="-16.06" calcext:value-type="float">
            <text:p>-16.06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-15.96" calcext:value-type="float">
            <text:p>-15.96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-15.86" calcext:value-type="float">
            <text:p>-15.86</text:p>
          </table:table-cell>
          <table:table-cell office:value-type="float" office:value="4.196" calcext:value-type="float">
            <text:p>4.196</text:p>
          </table:table-cell>
        </table:table-row>
        <table:table-row table:style-name="ro1">
          <table:table-cell office:value-type="float" office:value="-15.76" calcext:value-type="float">
            <text:p>-15.76</text:p>
          </table:table-cell>
          <table:table-cell office:value-type="float" office:value="4.178" calcext:value-type="float">
            <text:p>4.178</text:p>
          </table:table-cell>
        </table:table-row>
        <table:table-row table:style-name="ro1">
          <table:table-cell office:value-type="float" office:value="-15.66" calcext:value-type="float">
            <text:p>-15.66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-15.56" calcext:value-type="float">
            <text:p>-15.56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-15.46" calcext:value-type="float">
            <text:p>-15.46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-15.36" calcext:value-type="float">
            <text:p>-15.36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-15.26" calcext:value-type="float">
            <text:p>-15.26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-15.16" calcext:value-type="float">
            <text:p>-15.16</text:p>
          </table:table-cell>
          <table:table-cell office:value-type="float" office:value="4.384" calcext:value-type="float">
            <text:p>4.384</text:p>
          </table:table-cell>
        </table:table-row>
        <table:table-row table:style-name="ro1">
          <table:table-cell office:value-type="float" office:value="-15.06" calcext:value-type="float">
            <text:p>-15.06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-14.96" calcext:value-type="float">
            <text:p>-14.96</text:p>
          </table:table-cell>
          <table:table-cell office:value-type="float" office:value="4.421" calcext:value-type="float">
            <text:p>4.421</text:p>
          </table:table-cell>
        </table:table-row>
        <table:table-row table:style-name="ro1">
          <table:table-cell office:value-type="float" office:value="-14.86" calcext:value-type="float">
            <text:p>-14.86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-14.76" calcext:value-type="float">
            <text:p>-14.76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-14.66" calcext:value-type="float">
            <text:p>-14.66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float" office:value="-14.56" calcext:value-type="float">
            <text:p>-14.56</text:p>
          </table:table-cell>
          <table:table-cell office:value-type="float" office:value="4.615" calcext:value-type="float">
            <text:p>4.615</text:p>
          </table:table-cell>
        </table:table-row>
        <table:table-row table:style-name="ro1">
          <table:table-cell office:value-type="float" office:value="-14.46" calcext:value-type="float">
            <text:p>-14.46</text:p>
          </table:table-cell>
          <table:table-cell office:value-type="float" office:value="4.684" calcext:value-type="float">
            <text:p>4.684</text:p>
          </table:table-cell>
        </table:table-row>
        <table:table-row table:style-name="ro1">
          <table:table-cell office:value-type="float" office:value="-14.36" calcext:value-type="float">
            <text:p>-14.36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-14.26" calcext:value-type="float">
            <text:p>-14.2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14.16" calcext:value-type="float">
            <text:p>-14.16</text:p>
          </table:table-cell>
          <table:table-cell office:value-type="float" office:value="4.634" calcext:value-type="float">
            <text:p>4.634</text:p>
          </table:table-cell>
        </table:table-row>
        <table:table-row table:style-name="ro1">
          <table:table-cell office:value-type="float" office:value="-14.06" calcext:value-type="float">
            <text:p>-14.0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13.96" calcext:value-type="float">
            <text:p>-13.96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-13.86" calcext:value-type="float">
            <text:p>-13.86</text:p>
          </table:table-cell>
          <table:table-cell office:value-type="float" office:value="4.678" calcext:value-type="float">
            <text:p>4.678</text:p>
          </table:table-cell>
        </table:table-row>
        <table:table-row table:style-name="ro1">
          <table:table-cell office:value-type="float" office:value="-13.76" calcext:value-type="float">
            <text:p>-13.7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4.709" calcext:value-type="float">
            <text:p>4.709</text:p>
          </table:table-cell>
        </table:table-row>
        <table:table-row table:style-name="ro1">
          <table:table-cell office:value-type="float" office:value="-13.46" calcext:value-type="float">
            <text:p>-13.4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13.26" calcext:value-type="float">
            <text:p>-13.26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13.06" calcext:value-type="float">
            <text:p>-13.0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-12.96" calcext:value-type="float">
            <text:p>-12.96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12.86" calcext:value-type="float">
            <text:p>-12.8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-12.76" calcext:value-type="float">
            <text:p>-12.76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12.56" calcext:value-type="float">
            <text:p>-12.56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12.46" calcext:value-type="float">
            <text:p>-12.46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12.36" calcext:value-type="float">
            <text:p>-12.3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-12.26" calcext:value-type="float">
            <text:p>-12.2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12.06" calcext:value-type="float">
            <text:p>-12.0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-11.86" calcext:value-type="float">
            <text:p>-11.86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-11.66" calcext:value-type="float">
            <text:p>-11.6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11.56" calcext:value-type="float">
            <text:p>-11.5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11.46" calcext:value-type="float">
            <text:p>-11.46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-11.36" calcext:value-type="float">
            <text:p>-11.36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-11.26" calcext:value-type="float">
            <text:p>-11.26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-11.06" calcext:value-type="float">
            <text:p>-11.0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-10.86" calcext:value-type="float">
            <text:p>-10.8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-10.76" calcext:value-type="float">
            <text:p>-10.7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10.66" calcext:value-type="float">
            <text:p>-10.66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-10.46" calcext:value-type="float">
            <text:p>-10.4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10.36" calcext:value-type="float">
            <text:p>-10.36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-10.26" calcext:value-type="float">
            <text:p>-10.26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float" office:value="-10.16" calcext:value-type="float">
            <text:p>-10.1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10.06" calcext:value-type="float">
            <text:p>-10.0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-9.96" calcext:value-type="float">
            <text:p>-9.96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-9.86" calcext:value-type="float">
            <text:p>-9.86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-9.76" calcext:value-type="float">
            <text:p>-9.7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9.66" calcext:value-type="float">
            <text:p>-9.66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-9.56" calcext:value-type="float">
            <text:p>-9.5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9.46" calcext:value-type="float">
            <text:p>-9.46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-9.36" calcext:value-type="float">
            <text:p>-9.3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9.26" calcext:value-type="float">
            <text:p>-9.26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-9.06" calcext:value-type="float">
            <text:p>-9.0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-8.96" calcext:value-type="float">
            <text:p>-8.9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8.86" calcext:value-type="float">
            <text:p>-8.8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-8.76" calcext:value-type="float">
            <text:p>-8.7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-8.66" calcext:value-type="float">
            <text:p>-8.6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-8.56" calcext:value-type="float">
            <text:p>-8.56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-8.46" calcext:value-type="float">
            <text:p>-8.4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-8.26" calcext:value-type="float">
            <text:p>-8.2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-8.16" calcext:value-type="float">
            <text:p>-8.1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-8.06" calcext:value-type="float">
            <text:p>-8.06</text:p>
          </table:table-cell>
          <table:table-cell office:value-type="float" office:value="1.165" calcext:value-type="float">
            <text:p>1.165</text:p>
          </table:table-cell>
        </table:table-row>
        <table:table-row table:style-name="ro1">
          <table:table-cell office:value-type="float" office:value="-7.96" calcext:value-type="float">
            <text:p>-7.96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-7.86" calcext:value-type="float">
            <text:p>-7.86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-7.76" calcext:value-type="float">
            <text:p>-7.76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-7.66" calcext:value-type="float">
            <text:p>-7.66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7.46" calcext:value-type="float">
            <text:p>-7.46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7.26" calcext:value-type="float">
            <text:p>-7.26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-7.16" calcext:value-type="float">
            <text:p>-7.16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-7.06" calcext:value-type="float">
            <text:p>-7.06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-6.96" calcext:value-type="float">
            <text:p>-6.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-6.86" calcext:value-type="float">
            <text:p>-6.86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-6.76" calcext:value-type="float">
            <text:p>-6.7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66" calcext:value-type="float">
            <text:p>-6.6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56" calcext:value-type="float">
            <text:p>-6.5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46" calcext:value-type="float">
            <text:p>-6.4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26" calcext:value-type="float">
            <text:p>-6.2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-6.06" calcext:value-type="float">
            <text:p>-6.06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-5.86" calcext:value-type="float">
            <text:p>-5.8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-5.76" calcext:value-type="float">
            <text:p>-5.7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-5.66" calcext:value-type="float">
            <text:p>-5.66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-5.56" calcext:value-type="float">
            <text:p>-5.56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-5.46" calcext:value-type="float">
            <text:p>-5.46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-5.26" calcext:value-type="float">
            <text:p>-5.2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5.06" calcext:value-type="float">
            <text:p>-5.06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-4.86" calcext:value-type="float">
            <text:p>-4.86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-4.76" calcext:value-type="float">
            <text:p>-4.7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-4.56" calcext:value-type="float">
            <text:p>-4.56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4.36" calcext:value-type="float">
            <text:p>-4.3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-4.26" calcext:value-type="float">
            <text:p>-4.26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-4.16" calcext:value-type="float">
            <text:p>-4.1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4.06" calcext:value-type="float">
            <text:p>-4.06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-3.76" calcext:value-type="float">
            <text:p>-3.76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-3.56" calcext:value-type="float">
            <text:p>-3.5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-3.26" calcext:value-type="float">
            <text:p>-3.2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float" office:value="2.378" calcext:value-type="float">
            <text:p>2.378</text:p>
          </table:table-cell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float" office:value="2.459" calcext:value-type="float">
            <text:p>2.459</text:p>
          </table:table-cell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2.646" calcext:value-type="float">
            <text:p>2.646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2.684" calcext:value-type="float">
            <text:p>2.684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2.959" calcext:value-type="float">
            <text:p>2.95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.496" calcext:value-type="float">
            <text:p>3.49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884" calcext:value-type="float">
            <text:p>3.88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.134" calcext:value-type="float">
            <text:p>4.134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134" calcext:value-type="float">
            <text:p>4.13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4.178" calcext:value-type="float">
            <text:p>4.178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384" calcext:value-type="float">
            <text:p>4.38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384" calcext:value-type="float">
            <text:p>4.384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421" calcext:value-type="float">
            <text:p>4.421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4.684" calcext:value-type="float">
            <text:p>4.68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4.715" calcext:value-type="float">
            <text:p>4.715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4.653" calcext:value-type="float">
            <text:p>4.653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4.684" calcext:value-type="float">
            <text:p>4.68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4.634" calcext:value-type="float">
            <text:p>4.634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.234" calcext:value-type="float">
            <text:p>1.234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.659" calcext:value-type="float">
            <text:p>2.659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.896" calcext:value-type="float">
            <text:p>2.896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2.921" calcext:value-type="float">
            <text:p>2.921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3.471" calcext:value-type="float">
            <text:p>3.471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3.421" calcext:value-type="float">
            <text:p>3.421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4.14" calcext:value-type="float">
            <text:p>24.14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3.428" calcext:value-type="float">
            <text:p>3.428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3.659" calcext:value-type="float">
            <text:p>3.659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float" office:value="25.34" calcext:value-type="float">
            <text:p>25.34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4.115" calcext:value-type="float">
            <text:p>4.115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4.153" calcext:value-type="float">
            <text:p>4.153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7.74" calcext:value-type="float">
            <text:p>27.74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27.94" calcext:value-type="float">
            <text:p>27.94</text:p>
          </table:table-cell>
          <table:table-cell office:value-type="float" office:value="4.403" calcext:value-type="float">
            <text:p>4.403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4.403" calcext:value-type="float">
            <text:p>4.403</text:p>
          </table:table-cell>
        </table:table-row>
        <table:table-row table:style-name="ro1">
          <table:table-cell office:value-type="float" office:value="28.14" calcext:value-type="float">
            <text:p>28.14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28.34" calcext:value-type="float">
            <text:p>28.3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28.54" calcext:value-type="float">
            <text:p>28.54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28.74" calcext:value-type="float">
            <text:p>28.7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4.696" calcext:value-type="float">
            <text:p>4.696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4.684" calcext:value-type="float">
            <text:p>4.684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4.634" calcext:value-type="float">
            <text:p>4.634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4.628" calcext:value-type="float">
            <text:p>4.628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4.665" calcext:value-type="float">
            <text:p>4.665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35.34" calcext:value-type="float">
            <text:p>35.3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36.74" calcext:value-type="float">
            <text:p>36.7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36.94" calcext:value-type="float">
            <text:p>36.94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37.14" calcext:value-type="float">
            <text:p>37.1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37.34" calcext:value-type="float">
            <text:p>37.3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37.54" calcext:value-type="float">
            <text:p>37.54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37.74" calcext:value-type="float">
            <text:p>37.7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37.94" calcext:value-type="float">
            <text:p>37.9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38.14" calcext:value-type="float">
            <text:p>38.1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38.34" calcext:value-type="float">
            <text:p>38.3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38.54" calcext:value-type="float">
            <text:p>38.5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8.74" calcext:value-type="float">
            <text:p>38.7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38.94" calcext:value-type="float">
            <text:p>38.9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9.14" calcext:value-type="float">
            <text:p>39.1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9.34" calcext:value-type="float">
            <text:p>39.3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39.54" calcext:value-type="float">
            <text:p>39.54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39.74" calcext:value-type="float">
            <text:p>39.7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39.94" calcext:value-type="float">
            <text:p>39.9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40.14" calcext:value-type="float">
            <text:p>40.14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40.24" calcext:value-type="float">
            <text:p>40.2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40.34" calcext:value-type="float">
            <text:p>40.34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40.44" calcext:value-type="float">
            <text:p>40.4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40.54" calcext:value-type="float">
            <text:p>40.5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2.359" calcext:value-type="float">
            <text:p>2.359</text:p>
          </table:table-cell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40.84" calcext:value-type="float">
            <text:p>40.8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0.94" calcext:value-type="float">
            <text:p>40.9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1.14" calcext:value-type="float">
            <text:p>41.1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41.34" calcext:value-type="float">
            <text:p>41.3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1.54" calcext:value-type="float">
            <text:p>41.5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2.659" calcext:value-type="float">
            <text:p>2.659</text:p>
          </table:table-cell>
        </table:table-row>
        <table:table-row table:style-name="ro1">
          <table:table-cell office:value-type="float" office:value="41.84" calcext:value-type="float">
            <text:p>41.8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41.94" calcext:value-type="float">
            <text:p>41.9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42.04" calcext:value-type="float">
            <text:p>42.0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42.14" calcext:value-type="float">
            <text:p>42.14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42.34" calcext:value-type="float">
            <text:p>42.34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42.44" calcext:value-type="float">
            <text:p>42.44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42.54" calcext:value-type="float">
            <text:p>42.5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42.64" calcext:value-type="float">
            <text:p>42.6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42.74" calcext:value-type="float">
            <text:p>42.7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42.84" calcext:value-type="float">
            <text:p>42.8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2.94" calcext:value-type="float">
            <text:p>42.94</text:p>
          </table:table-cell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2.953" calcext:value-type="float">
            <text:p>2.953</text:p>
          </table:table-cell>
        </table:table-row>
        <table:table-row table:style-name="ro1">
          <table:table-cell office:value-type="float" office:value="43.14" calcext:value-type="float">
            <text:p>43.14</text:p>
          </table:table-cell>
          <table:table-cell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43.24" calcext:value-type="float">
            <text:p>43.2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3.34" calcext:value-type="float">
            <text:p>43.3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43.44" calcext:value-type="float">
            <text:p>43.44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43.54" calcext:value-type="float">
            <text:p>43.54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2.934" calcext:value-type="float">
            <text:p>2.934</text:p>
          </table:table-cell>
        </table:table-row>
        <table:table-row table:style-name="ro1">
          <table:table-cell office:value-type="float" office:value="43.74" calcext:value-type="float">
            <text:p>43.74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1">
          <table:table-cell office:value-type="float" office:value="43.84" calcext:value-type="float">
            <text:p>43.84</text:p>
          </table:table-cell>
          <table:table-cell office:value-type="float" office:value="2.934" calcext:value-type="float">
            <text:p>2.934</text:p>
          </table:table-cell>
        </table:table-row>
        <table:table-row table:style-name="ro1">
          <table:table-cell office:value-type="float" office:value="43.94" calcext:value-type="float">
            <text:p>43.94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44.04" calcext:value-type="float">
            <text:p>44.0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14" calcext:value-type="float">
            <text:p>44.14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44.24" calcext:value-type="float">
            <text:p>44.24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44.34" calcext:value-type="float">
            <text:p>44.3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44" calcext:value-type="float">
            <text:p>44.4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54" calcext:value-type="float">
            <text:p>44.54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44.64" calcext:value-type="float">
            <text:p>44.64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44.74" calcext:value-type="float">
            <text:p>44.7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4.84" calcext:value-type="float">
            <text:p>44.84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44.94" calcext:value-type="float">
            <text:p>44.94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45.04" calcext:value-type="float">
            <text:p>45.04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45.14" calcext:value-type="float">
            <text:p>45.14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5.24" calcext:value-type="float">
            <text:p>45.2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5.34" calcext:value-type="float">
            <text:p>45.3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5.44" calcext:value-type="float">
            <text:p>45.44</text:p>
          </table:table-cell>
          <table:table-cell office:value-type="float" office:value="3.459" calcext:value-type="float">
            <text:p>3.459</text:p>
          </table:table-cell>
        </table:table-row>
        <table:table-row table:style-name="ro1">
          <table:table-cell office:value-type="float" office:value="45.54" calcext:value-type="float">
            <text:p>45.54</text:p>
          </table:table-cell>
          <table:table-cell office:value-type="float" office:value="3.428" calcext:value-type="float">
            <text:p>3.428</text:p>
          </table:table-cell>
        </table:table-row>
        <table:table-row table:style-name="ro1">
          <table:table-cell office:value-type="float" office:value="45.64" calcext:value-type="float">
            <text:p>45.64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45.74" calcext:value-type="float">
            <text:p>45.74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45.84" calcext:value-type="float">
            <text:p>45.84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45.94" calcext:value-type="float">
            <text:p>45.94</text:p>
          </table:table-cell>
          <table:table-cell office:value-type="float" office:value="3.415" calcext:value-type="float">
            <text:p>3.415</text:p>
          </table:table-cell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14" calcext:value-type="float">
            <text:p>46.14</text:p>
          </table:table-cell>
          <table:table-cell office:value-type="float" office:value="3.721" calcext:value-type="float">
            <text:p>3.721</text:p>
          </table:table-cell>
        </table:table-row>
        <table:table-row table:style-name="ro1">
          <table:table-cell office:value-type="float" office:value="46.24" calcext:value-type="float">
            <text:p>46.2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46.44" calcext:value-type="float">
            <text:p>46.4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54" calcext:value-type="float">
            <text:p>46.54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46.64" calcext:value-type="float">
            <text:p>46.64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46.74" calcext:value-type="float">
            <text:p>46.7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46.84" calcext:value-type="float">
            <text:p>46.8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46.94" calcext:value-type="float">
            <text:p>46.9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47.04" calcext:value-type="float">
            <text:p>47.04</text:p>
          </table:table-cell>
          <table:table-cell office:value-type="float" office:value="3.696" calcext:value-type="float">
            <text:p>3.696</text:p>
          </table:table-cell>
        </table:table-row>
        <table:table-row table:style-name="ro1">
          <table:table-cell office:value-type="float" office:value="47.14" calcext:value-type="float">
            <text:p>47.1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7.24" calcext:value-type="float">
            <text:p>47.24</text:p>
          </table:table-cell>
          <table:table-cell office:value-type="float" office:value="3.909" calcext:value-type="float">
            <text:p>3.909</text:p>
          </table:table-cell>
        </table:table-row>
        <table:table-row table:style-name="ro1">
          <table:table-cell office:value-type="float" office:value="47.34" calcext:value-type="float">
            <text:p>47.3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7.44" calcext:value-type="float">
            <text:p>47.44</text:p>
          </table:table-cell>
          <table:table-cell office:value-type="float" office:value="3.934" calcext:value-type="float">
            <text:p>3.934</text:p>
          </table:table-cell>
        </table:table-row>
        <table:table-row table:style-name="ro1">
          <table:table-cell office:value-type="float" office:value="47.54" calcext:value-type="float">
            <text:p>47.5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47.64" calcext:value-type="float">
            <text:p>47.6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47.74" calcext:value-type="float">
            <text:p>47.74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47.94" calcext:value-type="float">
            <text:p>47.9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48.04" calcext:value-type="float">
            <text:p>48.04</text:p>
          </table:table-cell>
          <table:table-cell office:value-type="float" office:value="3.946" calcext:value-type="float">
            <text:p>3.946</text:p>
          </table:table-cell>
        </table:table-row>
        <table:table-row table:style-name="ro1">
          <table:table-cell office:value-type="float" office:value="48.14" calcext:value-type="float">
            <text:p>48.14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48.24" calcext:value-type="float">
            <text:p>48.24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48.34" calcext:value-type="float">
            <text:p>48.3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48.44" calcext:value-type="float">
            <text:p>48.44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48.54" calcext:value-type="float">
            <text:p>48.54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48.64" calcext:value-type="float">
            <text:p>48.64</text:p>
          </table:table-cell>
          <table:table-cell office:value-type="float" office:value="4.196" calcext:value-type="float">
            <text:p>4.196</text:p>
          </table:table-cell>
        </table:table-row>
        <table:table-row table:style-name="ro1">
          <table:table-cell office:value-type="float" office:value="48.74" calcext:value-type="float">
            <text:p>48.74</text:p>
          </table:table-cell>
          <table:table-cell office:value-type="float" office:value="4.165" calcext:value-type="float">
            <text:p>4.165</text:p>
          </table:table-cell>
        </table:table-row>
        <table:table-row table:style-name="ro1">
          <table:table-cell office:value-type="float" office:value="48.84" calcext:value-type="float">
            <text:p>48.84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float" office:value="48.94" calcext:value-type="float">
            <text:p>48.94</text:p>
          </table:table-cell>
          <table:table-cell office:value-type="float" office:value="4.153" calcext:value-type="float">
            <text:p>4.153</text:p>
          </table:table-cell>
        </table:table-row>
        <table:table-row table:style-name="ro1">
          <table:table-cell office:value-type="float" office:value="49.04" calcext:value-type="float">
            <text:p>49.04</text:p>
          </table:table-cell>
          <table:table-cell office:value-type="float" office:value="4.184" calcext:value-type="float">
            <text:p>4.184</text:p>
          </table:table-cell>
        </table:table-row>
        <table:table-row table:style-name="ro1">
          <table:table-cell office:value-type="float" office:value="49.14" calcext:value-type="float">
            <text:p>49.14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49.24" calcext:value-type="float">
            <text:p>49.24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49.34" calcext:value-type="float">
            <text:p>49.3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49.44" calcext:value-type="float">
            <text:p>49.44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49.54" calcext:value-type="float">
            <text:p>49.54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49.64" calcext:value-type="float">
            <text:p>49.6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49.74" calcext:value-type="float">
            <text:p>49.74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49.84" calcext:value-type="float">
            <text:p>49.84</text:p>
          </table:table-cell>
          <table:table-cell office:value-type="float" office:value="4.415" calcext:value-type="float">
            <text:p>4.415</text:p>
          </table:table-cell>
        </table:table-row>
        <table:table-row table:style-name="ro1">
          <table:table-cell office:value-type="float" office:value="49.94" calcext:value-type="float">
            <text:p>49.9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50.04" calcext:value-type="float">
            <text:p>50.04</text:p>
          </table:table-cell>
          <table:table-cell office:value-type="float" office:value="4.403" calcext:value-type="float">
            <text:p>4.403</text:p>
          </table:table-cell>
        </table:table-row>
        <table:table-row table:style-name="ro1">
          <table:table-cell office:value-type="float" office:value="50.14" calcext:value-type="float">
            <text:p>50.14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50.24" calcext:value-type="float">
            <text:p>50.24</text:p>
          </table:table-cell>
          <table:table-cell office:value-type="float" office:value="4.378" calcext:value-type="float">
            <text:p>4.378</text:p>
          </table:table-cell>
        </table:table-row>
        <table:table-row table:style-name="ro1">
          <table:table-cell office:value-type="float" office:value="50.34" calcext:value-type="float">
            <text:p>50.34</text:p>
          </table:table-cell>
          <table:table-cell office:value-type="float" office:value="4.453" calcext:value-type="float">
            <text:p>4.453</text:p>
          </table:table-cell>
        </table:table-row>
        <table:table-row table:style-name="ro1">
          <table:table-cell office:value-type="float" office:value="50.44" calcext:value-type="float">
            <text:p>50.44</text:p>
          </table:table-cell>
          <table:table-cell office:value-type="float" office:value="4.646" calcext:value-type="float">
            <text:p>4.646</text:p>
          </table:table-cell>
        </table:table-row>
        <table:table-row table:style-name="ro1">
          <table:table-cell office:value-type="float" office:value="50.54" calcext:value-type="float">
            <text:p>50.54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50.64" calcext:value-type="float">
            <text:p>50.64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50.74" calcext:value-type="float">
            <text:p>50.7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50.84" calcext:value-type="float">
            <text:p>50.84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50.94" calcext:value-type="float">
            <text:p>50.9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51.04" calcext:value-type="float">
            <text:p>51.04</text:p>
          </table:table-cell>
          <table:table-cell office:value-type="float" office:value="4.659" calcext:value-type="float">
            <text:p>4.659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51.24" calcext:value-type="float">
            <text:p>51.24</text:p>
          </table:table-cell>
          <table:table-cell office:value-type="float" office:value="4.696" calcext:value-type="float">
            <text:p>4.696</text:p>
          </table:table-cell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4.653" calcext:value-type="float">
            <text:p>4.653</text:p>
          </table:table-cell>
        </table:table-row>
        <table:table-row table:style-name="ro1">
          <table:table-cell office:value-type="float" office:value="51.44" calcext:value-type="float">
            <text:p>51.44</text:p>
          </table:table-cell>
          <table:table-cell office:value-type="float" office:value="0.934" calcext:value-type="float">
            <text:p>0.934</text:p>
          </table:table-cell>
        </table:table-row>
        <table:table-row table:style-name="ro1">
          <table:table-cell office:value-type="float" office:value="51.54" calcext:value-type="float">
            <text:p>51.54</text:p>
          </table:table-cell>
          <table:table-cell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51.64" calcext:value-type="float">
            <text:p>51.6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1.74" calcext:value-type="float">
            <text:p>51.7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51.84" calcext:value-type="float">
            <text:p>51.8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51.94" calcext:value-type="float">
            <text:p>51.9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2.04" calcext:value-type="float">
            <text:p>52.04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52.14" calcext:value-type="float">
            <text:p>52.14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52.24" calcext:value-type="float">
            <text:p>52.24</text:p>
          </table:table-cell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52.34" calcext:value-type="float">
            <text:p>52.3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52.44" calcext:value-type="float">
            <text:p>52.44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52.54" calcext:value-type="float">
            <text:p>52.5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52.64" calcext:value-type="float">
            <text:p>52.64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52.74" calcext:value-type="float">
            <text:p>52.7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52.84" calcext:value-type="float">
            <text:p>52.8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52.94" calcext:value-type="float">
            <text:p>52.9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53.04" calcext:value-type="float">
            <text:p>53.04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53.14" calcext:value-type="float">
            <text:p>53.1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53.24" calcext:value-type="float">
            <text:p>53.24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53.44" calcext:value-type="float">
            <text:p>53.44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53.54" calcext:value-type="float">
            <text:p>53.54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53.64" calcext:value-type="float">
            <text:p>53.6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53.74" calcext:value-type="float">
            <text:p>53.74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53.84" calcext:value-type="float">
            <text:p>53.8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3.94" calcext:value-type="float">
            <text:p>53.9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4.04" calcext:value-type="float">
            <text:p>54.0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54.14" calcext:value-type="float">
            <text:p>54.1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4.24" calcext:value-type="float">
            <text:p>54.24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4.54" calcext:value-type="float">
            <text:p>54.54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54.64" calcext:value-type="float">
            <text:p>54.64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54.94" calcext:value-type="float">
            <text:p>54.94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55.14" calcext:value-type="float">
            <text:p>55.14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55.24" calcext:value-type="float">
            <text:p>55.2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55.34" calcext:value-type="float">
            <text:p>55.3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55.44" calcext:value-type="float">
            <text:p>55.4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55.64" calcext:value-type="float">
            <text:p>55.6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5.74" calcext:value-type="float">
            <text:p>55.74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55.84" calcext:value-type="float">
            <text:p>55.8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55.94" calcext:value-type="float">
            <text:p>55.94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6.14" calcext:value-type="float">
            <text:p>56.1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6.24" calcext:value-type="float">
            <text:p>56.24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56.34" calcext:value-type="float">
            <text:p>56.3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6.44" calcext:value-type="float">
            <text:p>56.4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6.54" calcext:value-type="float">
            <text:p>56.5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6.74" calcext:value-type="float">
            <text:p>56.74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56.84" calcext:value-type="float">
            <text:p>56.84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57.34" calcext:value-type="float">
            <text:p>57.3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57.44" calcext:value-type="float">
            <text:p>57.44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57.64" calcext:value-type="float">
            <text:p>57.64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57.74" calcext:value-type="float">
            <text:p>57.74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1.171" calcext:value-type="float">
            <text:p>1.171</text:p>
          </table:table-cell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58.04" calcext:value-type="float">
            <text:p>58.04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58.14" calcext:value-type="float">
            <text:p>58.14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58.54" calcext:value-type="float">
            <text:p>58.54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58.64" calcext:value-type="float">
            <text:p>58.64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58.74" calcext:value-type="float">
            <text:p>58.7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8.84" calcext:value-type="float">
            <text:p>58.84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58.94" calcext:value-type="float">
            <text:p>58.94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59.14" calcext:value-type="float">
            <text:p>59.14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9.34" calcext:value-type="float">
            <text:p>59.3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59.44" calcext:value-type="float">
            <text:p>59.44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59.54" calcext:value-type="float">
            <text:p>59.5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59.64" calcext:value-type="float">
            <text:p>59.6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59.74" calcext:value-type="float">
            <text:p>59.74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59.84" calcext:value-type="float">
            <text:p>59.84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59.94" calcext:value-type="float">
            <text:p>59.9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60.04" calcext:value-type="float">
            <text:p>60.0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60.14" calcext:value-type="float">
            <text:p>60.1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60.24" calcext:value-type="float">
            <text:p>60.2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60.34" calcext:value-type="float">
            <text:p>60.3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60.44" calcext:value-type="float">
            <text:p>60.4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60.54" calcext:value-type="float">
            <text:p>60.5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60.64" calcext:value-type="float">
            <text:p>60.6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60.74" calcext:value-type="float">
            <text:p>60.7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60.84" calcext:value-type="float">
            <text:p>60.84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60.94" calcext:value-type="float">
            <text:p>60.94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61.04" calcext:value-type="float">
            <text:p>61.04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61.14" calcext:value-type="float">
            <text:p>61.1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61.24" calcext:value-type="float">
            <text:p>61.2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61.34" calcext:value-type="float">
            <text:p>61.34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61.44" calcext:value-type="float">
            <text:p>61.4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61.64" calcext:value-type="float">
            <text:p>61.6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61.74" calcext:value-type="float">
            <text:p>61.7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61.84" calcext:value-type="float">
            <text:p>61.84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61.94" calcext:value-type="float">
            <text:p>61.9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62.04" calcext:value-type="float">
            <text:p>62.0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62.14" calcext:value-type="float">
            <text:p>62.14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62.24" calcext:value-type="float">
            <text:p>62.2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62.34" calcext:value-type="float">
            <text:p>62.3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62.44" calcext:value-type="float">
            <text:p>62.4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62.54" calcext:value-type="float">
            <text:p>62.54</text:p>
          </table:table-cell>
          <table:table-cell office:value-type="float" office:value="2.421" calcext:value-type="float">
            <text:p>2.421</text:p>
          </table:table-cell>
        </table:table-row>
        <table:table-row table:style-name="ro1">
          <table:table-cell office:value-type="float" office:value="62.64" calcext:value-type="float">
            <text:p>62.6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62.74" calcext:value-type="float">
            <text:p>62.74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 office:value-type="float" office:value="62.84" calcext:value-type="float">
            <text:p>62.8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62.94" calcext:value-type="float">
            <text:p>62.9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63.04" calcext:value-type="float">
            <text:p>63.0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63.14" calcext:value-type="float">
            <text:p>63.14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63.24" calcext:value-type="float">
            <text:p>63.2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63.34" calcext:value-type="float">
            <text:p>63.34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63.44" calcext:value-type="float">
            <text:p>63.44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2.721" calcext:value-type="float">
            <text:p>2.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document-statistic meta:table-count="1" meta:cell-count="2004" meta:object-count="0"/>
  </office:meta>
</office:document-meta>
</file>